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7.301cm" style:rel-column-width="32767*"/>
    </style:style>
    <style:style style:name="Table48.B" style:family="table-column">
      <style:table-column-properties style:column-width="7.301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chapter" text:outline-level="1"><text:bookmark-start text:name="chp_title"/>Chapter<text:bookmark-end text:name="chp_title"/></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48" table:style-name="Table48">
        <table:table-column table:style-name="Table48.A"/>
        <table:table-column table:style-name="Table48.B"/>
        <table:table-row>
          <table:table-cell table:style-name="Table48.A1" office:value-type="string">
            <text:p text:style-name="P4">A</text:p>
          </table:table-cell>
          <table:table-cell table:style-name="Table48.B1" office:value-type="string">
            <text:p text:style-name="P4">B</text:p>
          </table:table-cell>
        </table:table-row>
        <table:table-row>
          <table:table-cell table:style-name="Table48.A2" office:value-type="string">
            <text:p text:style-name="P4">C</text:p>
          </table:table-cell>
          <table:table-cell table:style-name="Table48.B2" office:value-type="string">
            <text:p text:style-name="P4">B</text:p>
          </table:table-cell>
        </table:table-row>
      </table:table>
      <text:p text:style-name="p"/>
      <text:p text:style-name="p">Leave the cursor here when saving.</text:p>
      <text:p text:style-name="p">Now view <text:a xlink:type="simple" xlink:href="http://localhost:8000/packages/books/chapters/chp2.htm">Chapter 2</text:a></text:p>
      <text:p text:style-name="p">and the <text:a xlink:type="simple" xlink:href="http://localhost:8000/packages/books/chapters/chp2.htm#bookmarkThis">section 2</text:a> in chapter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xRef-Base" style:family="text"/>
    <style:style style:name="xRef-ChapterText" style:family="text" style:parent-style-name="xRef-Base"/>
    <style:style style:name="xRef-Chapter"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start-value="3"/>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span text:style-name="xRef-Chapter"><text:bookmark-ref text:reference-format="chapter" text:ref-name="chp_title">3</text:bookmark-ref></text:span><text:span text:style-name="xRef-Chapter"> </text:span><text:span text:style-name="xRef-Ref"><text:bookmark-ref text:reference-format="text" text:ref-name="chp_title">Chapter</text:bookmark-ref></text:span></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Chapter 1</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Chapter 1</dc:title>
    <meta:initial-creator>Daniel de Byl</meta:initial-creator>
    <meta:creation-date>2007-02-05T13:22:46</meta:creation-date>
    <dc:date>2008-10-06T20:52:43</dc:date>
    <dc:language>en-US</dc:language>
    <meta:editing-cycles>11</meta:editing-cycles>
    <meta:editing-duration>PT16M10S</meta:editing-duration>
    <meta:template xlink:type="simple" xlink:actuate="onRequest" xlink:href="../../../templates/ice-template.ott" xlink:title="ice-template" meta:date="2007-02-05T13:22:46"/>
    <meta:user-defined meta:name="Info 1"/>
    <meta:user-defined meta:name="Info 2"/>
    <meta:user-defined meta:name="Info 3"/>
    <meta:user-defined meta:name="Info 4"/>
    <meta:document-statistic meta:table-count="49" meta:image-count="0" meta:object-count="0" meta:page-count="1" meta:paragraph-count="64" meta:word-count="141" meta:character-count="102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